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Cliente com todos os campos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cliente com todos os campos obrigatóri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cliente sem os campos obrigatórios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cliente com todos os campos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cliente com todos os campos obrigatórios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cliente sem os campos obrigatóri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cliente pelo nome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clientes. 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29T14:05:03.667000000</dc:date>
    <meta:editing-duration>PT9M48S</meta:editing-duration>
    <meta:editing-cycles>2</meta:editing-cycles>
    <meta:generator>LibreOffice/7.5.2.2$Windows_X86_64 LibreOffice_project/53bb9681a964705cf672590721dbc85eb4d0c3a2</meta:generator>
    <meta:document-statistic meta:table-count="1" meta:cell-count="20" meta:object-count="0"/>
  </office:meta>
</office:document-meta>
</file>